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30000070270EFBF3A.png"/>
  <manifest:file-entry manifest:media-type="image/png" manifest:full-path="Pictures/10000201000003E30000070287A849C5.png"/>
  <manifest:file-entry manifest:media-type="image/png" manifest:full-path="Pictures/1000020100000100000001004048BF9F.png"/>
  <manifest:file-entry manifest:media-type="image/png" manifest:full-path="Pictures/10000201000000F8000000F82D6E564F.png"/>
  <manifest:file-entry manifest:media-type="image/png" manifest:full-path="Pictures/10000201000000F8000000F81494665D.png"/>
  <manifest:file-entry manifest:media-type="image/png" manifest:full-path="Pictures/10000201000001F4000001F40C0581B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36699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.79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rial Black'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P3" style:family="paragraph">
      <style:text-properties fo:font-family="'Arial Black'" style:font-family-generic="swiss" style:font-pitch="variable" fo:font-size="36pt" style:text-underline-style="none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family="'Arial Black'" style:font-family-generic="swiss" style:font-pitch="variable" fo:font-size="24pt" style:text-underline-style="none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ffffff" fo:font-family="'Arial Black'" style:font-family-generic="swiss" style:font-pitch="variable" fo:font-size="36pt" style:text-underline-style="none" style:font-size-asian="36pt" style:font-size-complex="36pt"/>
    </style:style>
    <style:style style:name="T3" style:family="text">
      <style:text-properties fo:color="#ffffff" fo:font-family="Arial" style:font-style-name="Italic" style:font-family-generic="swiss" style:font-pitch="variable" fo:font-size="36pt" style:text-underline-style="none" style:font-size-asian="36pt" style:font-size-complex="36pt"/>
    </style:style>
    <style:style style:name="T4" style:family="text">
      <style:text-properties fo:color="#ffffff" fo:font-family="'Arial Black'" style:font-family-generic="swiss" style:font-pitch="variable" fo:font-size="24pt" style:text-underline-style="none" style:font-size-asian="24pt" style:font-size-complex="24pt"/>
    </style:style>
    <style:style style:name="T5" style:family="text">
      <style:text-properties fo:color="#ffffff" fo:font-family="Arial" style:font-style-name="Italic" style:font-family-generic="swiss" style:font-pitch="variable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9.972cm" svg:height="21.59cm" svg:x="-0.508cm" svg:y="0cm">
          <text:p/>
        </draw:rect>
        <draw:frame draw:style-name="gr2" draw:text-style-name="P1" draw:layer="layout" svg:width="13.228cm" svg:height="13.228cm" svg:x="8.108cm" svg:y="6.33cm">
          <draw:image xlink:href="Pictures/10000201000001F4000001F40C0581BF.png" xlink:type="simple" xlink:show="embed" xlink:actuate="onLoad">
            <text:p/>
          </draw:image>
        </draw:frame>
        <draw:frame draw:style-name="gr2" draw:text-style-name="P1" draw:layer="layout" svg:width="6.772cm" svg:height="6.772cm" svg:x="11.262cm" svg:y="4.912cm">
          <draw:image xlink:href="Pictures/1000020100000100000001004048BF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rect draw:style-name="gr1" draw:text-style-name="P1" draw:layer="layout" svg:width="29.972cm" svg:height="21.59cm" svg:x="-0.508cm" svg:y="0cm">
          <text:p/>
        </draw:rect>
        <draw:frame draw:style-name="gr2" draw:text-style-name="P1" draw:layer="layout" svg:width="4.414cm" svg:height="4.414cm" svg:x="24.894cm" svg:y="0.98cm">
          <draw:image xlink:href="Pictures/10000201000001F4000001F40C0581BF.png" xlink:type="simple" xlink:show="embed" xlink:actuate="onLoad">
            <text:p/>
          </draw:image>
        </draw:frame>
        <draw:frame draw:style-name="gr2" draw:text-style-name="P1" draw:layer="layout" svg:width="2.26cm" svg:height="2.259cm" svg:x="25.946cm" svg:y="0.508cm">
          <draw:image xlink:href="Pictures/1000020100000100000001004048BF9F.png" xlink:type="simple" xlink:show="embed" xlink:actuate="onLoad">
            <text:p/>
          </draw:image>
        </draw:frame>
        <draw:frame draw:style-name="gr4" draw:text-style-name="P2" draw:layer="layout" svg:width="5.231cm" svg:height="2.042cm" svg:x="1.016cm" svg:y="1.27cm">
          <draw:text-box draw:corner-radius="0.508cm">
            <text:p><text:span text:style-name="T1">Equipo</text:span></text:p>
          </draw:text-box>
        </draw:frame>
        <draw:frame draw:style-name="gr5" draw:text-style-name="P3" draw:layer="layout" svg:width="8.533cm" svg:height="2.043cm" svg:x="1.119cm" svg:y="4.053cm">
          <draw:text-box>
            <text:p><text:span text:style-name="T2">404 </text:span><text:span text:style-name="T3">DEV</text:span></text:p>
          </draw:text-box>
        </draw:frame>
        <draw:frame draw:style-name="gr5" draw:text-style-name="P5" draw:layer="layout" svg:width="20.828cm" svg:height="2.043cm" svg:x="6.604cm" svg:y="8.117cm">
          <draw:text-box>
            <text:p text:style-name="P4"><text:span text:style-name="T4">· Victor </text:span><text:span text:style-name="T5">Ballarín</text:span></text:p>
          </draw:text-box>
        </draw:frame>
        <draw:frame draw:style-name="gr5" draw:text-style-name="P5" draw:layer="layout" svg:width="20.828cm" svg:height="2.043cm" svg:x="6.604cm" svg:y="15.483cm">
          <draw:text-box>
            <text:p text:style-name="P4"><text:span text:style-name="T4">· Albert </text:span><text:span text:style-name="T5">Ramon</text:span></text:p>
          </draw:text-box>
        </draw:frame>
        <draw:frame draw:style-name="gr5" draw:text-style-name="P5" draw:layer="layout" svg:width="20.828cm" svg:height="2.043cm" svg:x="21.844cm" svg:y="8.128cm">
          <draw:text-box>
            <text:p text:style-name="P4"><text:span text:style-name="T4">· Jordi </text:span><text:span text:style-name="T5">Salvador </text:span></text:p>
          </draw:text-box>
        </draw:frame>
        <draw:frame draw:style-name="gr5" draw:text-style-name="P3" draw:layer="layout" svg:width="20.828cm" svg:height="2.043cm" svg:x="22.098cm" svg:y="15.494cm">
          <draw:text-box>
            <text:p><text:span text:style-name="T4">· Juan </text:span><text:span text:style-name="T5">Esporrín</text:span><text:span text:style-name="T3"> </text:span></text:p>
          </draw:text-box>
        </draw:frame>
        <draw:frame draw:style-name="gr2" draw:text-style-name="P1" draw:layer="layout" svg:width="5.334cm" svg:height="5.334cm" svg:x="1.016cm" svg:y="13.604cm">
          <draw:image xlink:href="Pictures/10000201000000F8000000F81494665D.png" xlink:type="simple" xlink:show="embed" xlink:actuate="onLoad">
            <text:p/>
          </draw:image>
        </draw:frame>
        <draw:frame draw:style-name="gr2" draw:text-style-name="P1" draw:layer="layout" svg:width="5.334cm" svg:height="5.334cm" svg:x="1.016cm" svg:y="7.204cm">
          <draw:image xlink:href="Pictures/10000201000000F8000000F82D6E564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rect draw:style-name="gr1" draw:text-style-name="P1" draw:layer="layout" svg:width="29.972cm" svg:height="21.59cm" svg:x="-0.508cm" svg:y="0cm">
          <text:p/>
        </draw:rect>
        <draw:frame draw:style-name="gr2" draw:text-style-name="P1" draw:layer="layout" svg:width="4.414cm" svg:height="4.414cm" svg:x="24.894cm" svg:y="0.98cm">
          <draw:image xlink:href="Pictures/10000201000001F4000001F40C0581BF.png" xlink:type="simple" xlink:show="embed" xlink:actuate="onLoad">
            <text:p/>
          </draw:image>
        </draw:frame>
        <draw:frame draw:style-name="gr2" draw:text-style-name="P1" draw:layer="layout" svg:width="2.26cm" svg:height="2.259cm" svg:x="25.946cm" svg:y="0.508cm">
          <draw:image xlink:href="Pictures/1000020100000100000001004048BF9F.png" xlink:type="simple" xlink:show="embed" xlink:actuate="onLoad">
            <text:p/>
          </draw:image>
        </draw:frame>
        <draw:frame draw:style-name="gr4" draw:text-style-name="P2" draw:layer="layout" svg:width="6.75cm" svg:height="2.042cm" svg:x="1.016cm" svg:y="1.27cm">
          <draw:text-box draw:corner-radius="0.508cm">
            <text:p><text:span text:style-name="T1">Arago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rect draw:style-name="gr1" draw:text-style-name="P1" draw:layer="layout" svg:width="29.972cm" svg:height="21.59cm" svg:x="-0.508cm" svg:y="0cm">
          <text:p/>
        </draw:rect>
        <draw:frame draw:style-name="gr2" draw:text-style-name="P1" draw:layer="layout" svg:width="4.414cm" svg:height="4.414cm" svg:x="24.894cm" svg:y="0.98cm">
          <draw:image xlink:href="Pictures/10000201000001F4000001F40C0581BF.png" xlink:type="simple" xlink:show="embed" xlink:actuate="onLoad">
            <text:p/>
          </draw:image>
        </draw:frame>
        <draw:frame draw:style-name="gr2" draw:text-style-name="P1" draw:layer="layout" svg:width="2.26cm" svg:height="2.259cm" svg:x="25.946cm" svg:y="0.508cm">
          <draw:image xlink:href="Pictures/1000020100000100000001004048BF9F.png" xlink:type="simple" xlink:show="embed" xlink:actuate="onLoad">
            <text:p/>
          </draw:image>
        </draw:frame>
        <draw:frame draw:style-name="gr4" draw:text-style-name="P2" draw:layer="layout" svg:width="10.937cm" svg:height="2.042cm" svg:x="1.016cm" svg:y="1.27cm">
          <draw:text-box draw:corner-radius="0.508cm">
            <text:p><text:span text:style-name="T1">Aragomo : We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rect draw:style-name="gr1" draw:text-style-name="P1" draw:layer="layout" svg:width="29.972cm" svg:height="21.59cm" svg:x="-0.508cm" svg:y="0cm">
          <text:p/>
        </draw:rect>
        <draw:frame draw:style-name="gr2" draw:text-style-name="P1" draw:layer="layout" svg:width="4.414cm" svg:height="4.414cm" svg:x="24.894cm" svg:y="0.98cm">
          <draw:image xlink:href="Pictures/10000201000001F4000001F40C0581BF.png" xlink:type="simple" xlink:show="embed" xlink:actuate="onLoad">
            <text:p/>
          </draw:image>
        </draw:frame>
        <draw:frame draw:style-name="gr2" draw:text-style-name="P1" draw:layer="layout" svg:width="2.26cm" svg:height="2.259cm" svg:x="25.946cm" svg:y="0.508cm">
          <draw:image xlink:href="Pictures/1000020100000100000001004048BF9F.png" xlink:type="simple" xlink:show="embed" xlink:actuate="onLoad">
            <text:p/>
          </draw:image>
        </draw:frame>
        <draw:frame draw:style-name="gr4" draw:text-style-name="P2" draw:layer="layout" svg:width="10.573cm" svg:height="2.042cm" svg:x="1.016cm" svg:y="1.27cm">
          <draw:text-box draw:corner-radius="0.508cm">
            <text:p><text:span text:style-name="T1">Aragomo : app</text:span></text:p>
          </draw:text-box>
        </draw:frame>
        <draw:frame draw:style-name="gr2" draw:text-style-name="P1" draw:layer="layout" svg:width="7.13cm" svg:height="12.856cm" svg:x="0.762cm" svg:y="7.464cm">
          <draw:image xlink:href="Pictures/10000201000003E30000070270EFBF3A.png" xlink:type="simple" xlink:show="embed" xlink:actuate="onLoad">
            <text:p/>
          </draw:image>
        </draw:frame>
        <draw:frame draw:style-name="gr2" draw:text-style-name="P1" draw:layer="layout" svg:width="7.099cm" svg:height="12.798cm" svg:x="8.649cm" svg:y="7.522cm">
          <draw:image xlink:href="Pictures/10000201000003E30000070287A849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rect draw:style-name="gr1" draw:text-style-name="P1" draw:layer="layout" svg:width="29.972cm" svg:height="21.59cm" svg:x="-0.508cm" svg:y="0cm">
          <text:p/>
        </draw:rect>
        <draw:frame draw:style-name="gr2" draw:text-style-name="P1" draw:layer="layout" svg:width="4.414cm" svg:height="4.414cm" svg:x="24.894cm" svg:y="0.98cm">
          <draw:image xlink:href="Pictures/10000201000001F4000001F40C0581BF.png" xlink:type="simple" xlink:show="embed" xlink:actuate="onLoad">
            <text:p/>
          </draw:image>
        </draw:frame>
        <draw:frame draw:style-name="gr2" draw:text-style-name="P1" draw:layer="layout" svg:width="2.26cm" svg:height="2.259cm" svg:x="25.946cm" svg:y="0.508cm">
          <draw:image xlink:href="Pictures/1000020100000100000001004048BF9F.png" xlink:type="simple" xlink:show="embed" xlink:actuate="onLoad">
            <text:p/>
          </draw:image>
        </draw:frame>
        <draw:frame draw:style-name="gr4" draw:text-style-name="P2" draw:layer="layout" svg:width="10.378cm" svg:height="2.042cm" svg:x="1.016cm" svg:y="1.27cm">
          <draw:text-box draw:corner-radius="0.508cm">
            <text:p><text:span text:style-name="T1">Trabajo futur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rect draw:style-name="gr1" draw:text-style-name="P1" draw:layer="layout" svg:width="29.972cm" svg:height="21.59cm" svg:x="-0.508cm" svg:y="0cm">
          <text:p/>
        </draw:rect>
        <draw:frame draw:style-name="gr2" draw:text-style-name="P1" draw:layer="layout" svg:width="4.414cm" svg:height="4.414cm" svg:x="24.894cm" svg:y="0.98cm">
          <draw:image xlink:href="Pictures/10000201000001F4000001F40C0581BF.png" xlink:type="simple" xlink:show="embed" xlink:actuate="onLoad">
            <text:p/>
          </draw:image>
        </draw:frame>
        <draw:frame draw:style-name="gr2" draw:text-style-name="P1" draw:layer="layout" svg:width="2.26cm" svg:height="2.259cm" svg:x="25.946cm" svg:y="0.508cm">
          <draw:image xlink:href="Pictures/1000020100000100000001004048BF9F.png" xlink:type="simple" xlink:show="embed" xlink:actuate="onLoad">
            <text:p/>
          </draw:image>
        </draw:frame>
        <draw:frame draw:style-name="gr4" draw:text-style-name="P2" draw:layer="layout" svg:width="5.883cm" svg:height="2.042cm" svg:x="1.016cm" svg:y="1.27cm">
          <draw:text-box draw:corner-radius="0.508cm">
            <text:p><text:span text:style-name="T1">Graci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7T06:15:15.87</meta:creation-date>
    <meta:editing-duration>PT3H38M34S</meta:editing-duration>
    <meta:editing-cycles>12</meta:editing-cycles>
    <dc:date>2014-09-27T13:53:48.29</dc:date>
    <meta:generator>OpenOffice/4.0.0$Win32 OpenOffice.org_project/400m3$Build-9702</meta:generator>
    <meta:document-statistic meta:object-count="71"/>
  </office:meta>
</office:document-meta>
</file>